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037fab" officeooo:paragraph-rsid="00037fab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046d41" officeooo:paragraph-rsid="00046d41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0a56d" officeooo:paragraph-rsid="0000a56d" style:font-size-asian="12.25pt" style:font-size-complex="14pt"/>
    </style:style>
    <style:style style:name="P5" style:family="paragraph" style:parent-style-name="Standard">
      <style:text-properties fo:font-size="9pt" officeooo:rsid="0000a56d" officeooo:paragraph-rsid="0000a56d" style:font-size-asian="7.84999990463257pt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01e1fd" officeooo:paragraph-rsid="0001e1fd" style:font-size-asian="10.5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036954" officeooo:paragraph-rsid="00036954" style:font-size-asian="10.5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037fab" officeooo:paragraph-rsid="00037fab" style:font-size-asian="10.5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rsid="00037fab" officeooo:paragraph-rsid="00037fab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046d41" officeooo:paragraph-rsid="00046d41" style:font-size-asian="10.5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officeooo:rsid="00046d41" officeooo:paragraph-rsid="00046d41" style:font-size-asian="10.5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officeooo:rsid="00046d41" officeooo:paragraph-rsid="00046d41" style:font-size-asian="10.5pt" style:font-size-complex="12pt"/>
    </style:style>
    <style:style style:name="T1" style:family="text">
      <style:text-properties officeooo:rsid="00037fab"/>
    </style:style>
    <style:style style:name="T2" style:family="text">
      <style:text-properties officeooo:rsid="00046d41"/>
    </style:style>
    <style:style style:name="T3" style:family="text">
      <style:text-properties officeooo:rsid="0006d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9/11/2018</text:p>
      <text:p text:style-name="P4">Lezione 1 – Laboratorio informatica</text:p>
      <text:p text:style-name="P4"/>
      <text:p text:style-name="P6"><text:span text:style-name="T1">INCLUDE</text:span> → istruzione per importare librerie in C, in questo caso stdio.h serve ad importare le funzioni per la printf.</text:p>
      <text:p text:style-name="P6">A fine esecuzione quando un processo termine rilascia un determinato valore al SO, se questo valore è 0 significa che l’esecuzione e andata a buon fine.</text:p>
      <text:p text:style-name="P6">Compilazione → fase in cui il codice sorgente viene tradotto in linguaggio macchina (che può eseguire), inizialmente il codice sorgente viene controllato dal preprocessore che elimina i commenti e aggiunge delle parti al codice (* direttive del preprocessore).</text:p>
      <text:p text:style-name="P7">Le variabili globali sono variabili che vengono viste da tutte le funzioni.</text:p>
      <text:p text:style-name="P7">Le variabili locali invece vengono viste solo nel blocco in cui sono dichiarate.</text:p>
      <text:p text:style-name="P7">Il c in caso di overflow calcola il modulo tra il valore inserito e il max o min che può assumere quella determinata variabile.</text:p>
      <text:p text:style-name="P8">Gli identificatori devono iniziare con una lettera o con l’underscore, gli identificatori standard sono quelli che hanno già un significato preciso.</text:p>
      <text:p text:style-name="P8">Placeholder <text:span text:style-name="T2">non vengono mai utilizzati e servono per essere sostituiti da variabili, infatti </text:span>contengono uno spazio che il programma si aspetta <text:span text:style-name="T2">e riempirà con un determinato valore</text:span>.</text:p>
      <text:p text:style-name="P10">I placeholder possono anche essere utilizzati per specificare come deve essere l’input.</text:p>
      <text:p text:style-name="P8"/>
      <text:p text:style-name="P9">Placeholder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%<text:span text:style-name="T1">d</text:span></text:p>
          </table:table-cell>
          <table:table-cell table:style-name="Tabella1.B1" office:value-type="string">
            <text:p text:style-name="P2">int</text:p>
          </table:table-cell>
        </table:table-row>
        <table:table-row>
          <table:table-cell table:style-name="Tabella1.A2" office:value-type="string">
            <text:p text:style-name="P2">%c</text:p>
          </table:table-cell>
          <table:table-cell table:style-name="Tabella1.B2" office:value-type="string">
            <text:p text:style-name="P2">char</text:p>
          </table:table-cell>
        </table:table-row>
        <table:table-row>
          <table:table-cell table:style-name="Tabella1.A2" office:value-type="string">
            <text:p text:style-name="P1">%<text:span text:style-name="T2">f</text:span></text:p>
          </table:table-cell>
          <table:table-cell table:style-name="Tabella1.B2" office:value-type="string">
            <text:p text:style-name="P3">float</text:p>
          </table:table-cell>
        </table:table-row>
        <table:table-row>
          <table:table-cell table:style-name="Tabella1.A2" office:value-type="string">
            <text:p text:style-name="P1">%<text:span text:style-name="T2">lf</text:span></text:p>
          </table:table-cell>
          <table:table-cell table:style-name="Tabella1.B2" office:value-type="string">
            <text:p text:style-name="P3">double</text:p>
          </table:table-cell>
        </table:table-row>
      </table:table>
      <text:p text:style-name="P9"/>
      <text:p text:style-name="P11">Casting → modifica del valore (va specificato tra parentesi il tipo di valore in cui deve essere convertito), casting implicito/esplicito.</text:p>
      <text:p text:style-name="P11"/>
      <text:p text:style-name="P11">**** <text:span text:style-name="T3">Controllare potenza C – Problema Intero → Virgola mobile 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59:58.233399922</meta:creation-date>
    <dc:date>2018-11-19T12:21:16.386103484</dc:date>
    <meta:editing-duration>PT28M37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22" meta:word-count="237" meta:character-count="1514" meta:non-whitespace-character-count="1297"/>
  </office:meta>
</office:document-meta>
</file>